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0.6528in" table:align="margins" style:writing-mode="lr-tb"/>
    </style:style>
    <style:style style:name="Tabla1.A" style:family="table-column">
      <style:table-column-properties style:column-width="0.7486in" style:rel-column-width="4605*"/>
    </style:style>
    <style:style style:name="Tabla1.B" style:family="table-column">
      <style:table-column-properties style:column-width="0.8792in" style:rel-column-width="5408*"/>
    </style:style>
    <style:style style:name="Tabla1.C" style:family="table-column">
      <style:table-column-properties style:column-width="0.9375in" style:rel-column-width="5767*"/>
    </style:style>
    <style:style style:name="Tabla1.D" style:family="table-column">
      <style:table-column-properties style:column-width="1.4319in" style:rel-column-width="8809*"/>
    </style:style>
    <style:style style:name="Tabla1.E" style:family="table-column">
      <style:table-column-properties style:column-width="1.3153in" style:rel-column-width="8091*"/>
    </style:style>
    <style:style style:name="Tabla1.H" style:family="table-column">
      <style:table-column-properties style:column-width="1.25in" style:rel-column-width="7689*"/>
    </style:style>
    <style:style style:name="Tabla1.I" style:family="table-column">
      <style:table-column-properties style:column-width="0.5667in" style:rel-column-width="3486*"/>
    </style:style>
    <style:style style:name="Tabla1.J" style:family="table-column">
      <style:table-column-properties style:column-width="0.8632in" style:rel-column-width="5310*"/>
    </style:style>
    <style:style style:name="Tabla1.K" style:family="table-column">
      <style:table-column-properties style:column-width="0.975in" style:rel-column-width="5998*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K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1.K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d3d3d3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1.K3" style:family="table-cell">
      <style:table-cell-properties fo:background-color="#d3d3d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0.6528in" table:align="margins" style:writing-mode="lr-tb"/>
    </style:style>
    <style:style style:name="Tabla2.A" style:family="table-column">
      <style:table-column-properties style:column-width="0.7486in" style:rel-column-width="4605*"/>
    </style:style>
    <style:style style:name="Tabla2.B" style:family="table-column">
      <style:table-column-properties style:column-width="0.8792in" style:rel-column-width="5408*"/>
    </style:style>
    <style:style style:name="Tabla2.C" style:family="table-column">
      <style:table-column-properties style:column-width="0.9375in" style:rel-column-width="5767*"/>
    </style:style>
    <style:style style:name="Tabla2.D" style:family="table-column">
      <style:table-column-properties style:column-width="1.4319in" style:rel-column-width="8809*"/>
    </style:style>
    <style:style style:name="Tabla2.E" style:family="table-column">
      <style:table-column-properties style:column-width="1.3153in" style:rel-column-width="8091*"/>
    </style:style>
    <style:style style:name="Tabla2.H" style:family="table-column">
      <style:table-column-properties style:column-width="1.25in" style:rel-column-width="7689*"/>
    </style:style>
    <style:style style:name="Tabla2.I" style:family="table-column">
      <style:table-column-properties style:column-width="0.5667in" style:rel-column-width="3486*"/>
    </style:style>
    <style:style style:name="Tabla2.J" style:family="table-column">
      <style:table-column-properties style:column-width="0.8632in" style:rel-column-width="5310*"/>
    </style:style>
    <style:style style:name="Tabla2.K" style:family="table-column">
      <style:table-column-properties style:column-width="0.975in" style:rel-column-width="5998*"/>
    </style:style>
    <style:style style:name="Tabla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K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2.K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3" style:family="table-row">
      <style:table-row-properties style:min-row-height="0.5944in"/>
    </style:style>
    <style:style style:name="Tabla2.A3" style:family="table-cell">
      <style:table-cell-properties fo:background-color="#d3d3d3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2.K3" style:family="table-cell">
      <style:table-cell-properties fo:background-color="#d3d3d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margin-top="0.0193in" fo:margin-bottom="0in" loext:contextual-spacing="false" fo:line-height="115%" fo:text-align="center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rsid="0251efdf" officeooo:paragraph-rsid="0251efdf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" style:family="paragraph" style:parent-style-name="Preformatted_20_Text">
      <style:paragraph-properties fo:margin-top="0.0193in" fo:margin-bottom="0in" loext:contextual-spacing="false" fo:line-height="115%" fo:text-align="center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rsid="0251efdf" officeooo:paragraph-rsid="02565449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margin-top="0.0193in" fo:margin-bottom="0in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paragraph-rsid="02519ef0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margin-top="0.0193in" fo:margin-bottom="0in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paragraph-rsid="0251efdf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margin-top="0.0193in" fo:margin-bottom="0in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paragraph-rsid="02565449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margin-top="0.0193in" fo:margin-bottom="0in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rsid="02565449" officeooo:paragraph-rsid="02565449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rsid="0251efdf" officeooo:paragraph-rsid="0251efdf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rsid="0251efdf" officeooo:paragraph-rsid="02565449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rsid="0251efdf" officeooo:paragraph-rsid="0251efdf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rsid="0251efdf" officeooo:paragraph-rsid="02565449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paragraph-rsid="02565449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3" style:family="paragraph" style:parent-style-name="Preformatted_20_Text" style:master-page-name="Standard">
      <style:paragraph-properties fo:margin-top="0.0193in" fo:margin-bottom="0in" loext:contextual-spacing="false" fo:line-height="115%" style:page-number="auto"/>
      <style:text-properties style:font-name="Liberation Sans Narrow" fo:font-size="10pt" officeooo:paragraph-rsid="0250713c" style:font-size-asian="10pt" style:font-size-complex="10pt"/>
    </style:style>
    <style:style style:name="P14" style:family="paragraph" style:parent-style-name="Preformatted_20_Text">
      <style:paragraph-properties fo:margin-top="0.0193in" fo:margin-bottom="0in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paragraph-rsid="02565449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5" style:family="paragraph" style:parent-style-name="Preformatted_20_Text">
      <style:paragraph-properties fo:margin-top="0.0193in" fo:margin-bottom="0in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rsid="0265dd3d" officeooo:paragraph-rsid="0265dd3d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rsid="0251efdf" officeooo:paragraph-rsid="02565449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265dd3d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placeholder text:placeholder-type="text">&lt;company.party.rec_name&gt;</text:placeholder></text:p>
      <text:p text:style-name="P6"><text:placeholder text:placeholder-type="text">&lt;if test="not show_produ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C"/>
        <table:table-column table:style-name="Tabla1.A"/>
        <table:table-column table:style-name="Tabla1.H"/>
        <table:table-column table:style-name="Tabla1.I"/>
        <table:table-column table:style-name="Tabla1.J"/>
        <table:table-column table:style-name="Tabla1.K"/>
        <table:table-row>
          <table:table-cell table:style-name="Tabla1.A1" office:value-type="string">
            <text:p text:style-name="P1">Fecha</text:p>
          </table:table-cell>
          <table:table-cell table:style-name="Tabla1.A1" office:value-type="string">
            <text:p text:style-name="P7">Tipo de comprobate</text:p>
          </table:table-cell>
          <table:table-cell table:style-name="Tabla1.A1" office:value-type="string">
            <text:p text:style-name="P7">Número de comprobate</text:p>
          </table:table-cell>
          <table:table-cell table:style-name="Tabla1.A1" office:value-type="string">
            <text:p text:style-name="P7">Identificador</text:p>
          </table:table-cell>
          <table:table-cell table:style-name="Tabla1.A1" office:value-type="string">
            <text:p text:style-name="P7">Tercero</text:p>
          </table:table-cell>
          <table:table-cell table:style-name="Tabla1.A1" office:value-type="string">
            <text:p text:style-name="P7">Moneda</text:p>
          </table:table-cell>
          <table:table-cell table:style-name="Tabla1.A1" office:value-type="string">
            <text:p text:style-name="P7">Tipo de cambio</text:p>
          </table:table-cell>
          <table:table-cell table:style-name="Tabla1.A1" office:value-type="string">
            <text:p text:style-name="P7">Base imponible</text:p>
          </table:table-cell>
          <table:table-cell table:style-name="Tabla1.A1" office:value-type="string">
            <text:p text:style-name="P7">Inafecto</text:p>
          </table:table-cell>
          <table:table-cell table:style-name="Tabla1.A1" office:value-type="string">
            <text:p text:style-name="P7">IGV</text:p>
          </table:table-cell>
          <table:table-cell table:style-name="Tabla1.K1" office:value-type="string">
            <text:p text:style-name="P7">Total</text:p>
          </table:table-cell>
        </table:table-row>
        <table:table-row>
          <table:table-cell table:style-name="Tabla1.A2" office:value-type="string">
            <text:p text:style-name="P3"><text:placeholder text:placeholder-type="text">&lt;for each="invoice in invoices"&gt;</text:placeholder>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K2" office:value-type="string">
            <text:p text:style-name="P11"/>
          </table:table-cell>
        </table:table-row>
        <table:table-row>
          <table:table-cell table:style-name="Tabla1.A3" office:value-type="string">
            <text:p text:style-name="P4"><text:placeholder text:placeholder-type="text">&lt;invoice.invoice_date&gt;</text:placeholder></text:p>
          </table:table-cell>
          <table:table-cell table:style-name="Tabla1.A3" office:value-type="string">
            <text:p text:style-name="P4"><text:placeholder text:placeholder-type="text">&lt;invoice.sunat_document_type&gt;</text:placeholder></text:p>
          </table:table-cell>
          <table:table-cell table:style-name="Tabla1.A3" office:value-type="string">
            <text:p text:style-name="P4"><text:placeholder text:placeholder-type="text">&lt;invoice.number&gt;</text:placeholder></text:p>
          </table:table-cell>
          <table:table-cell table:style-name="Tabla1.A3" office:value-type="string">
            <text:p text:style-name="P4"><text:placeholder text:placeholder-type="text">&lt;invoice.party.document_number&gt;</text:placeholder></text:p>
          </table:table-cell>
          <table:table-cell table:style-name="Tabla1.A3" office:value-type="string">
            <text:p text:style-name="P4"><text:placeholder text:placeholder-type="text">&lt;invoice.party.name&gt;</text:placeholder></text:p>
          </table:table-cell>
          <table:table-cell table:style-name="Tabla1.A3" office:value-type="string">
            <text:p text:style-name="P4"><text:placeholder text:placeholder-type="text">&lt;invoice.currency.symbol&gt;</text:placeholder></text:p>
          </table:table-cell>
          <table:table-cell table:style-name="Tabla1.A3" office:value-type="string">
            <text:p text:style-name="P4"><text:placeholder text:placeholder-type="text">&lt;invoice.currency.rate&gt;</text:placeholder></text:p>
          </table:table-cell>
          <table:table-cell table:style-name="Tabla1.A3" office:value-type="string">
            <text:p text:style-name="P4"><text:placeholder text:placeholder-type="text">&lt;invoice.untaxed_amount&gt;</text:placeholder></text:p>
          </table:table-cell>
          <table:table-cell table:style-name="Tabla1.A3" office:value-type="string">
            <text:p text:style-name="P9">0.00</text:p>
          </table:table-cell>
          <table:table-cell table:style-name="Tabla1.A3" office:value-type="string">
            <text:p text:style-name="P4"><text:placeholder text:placeholder-type="text">&lt;invoice.tax_amount&gt;</text:placeholder></text:p>
          </table:table-cell>
          <table:table-cell table:style-name="Tabla1.K3" office:value-type="string">
            <text:p text:style-name="P4"><text:placeholder text:placeholder-type="text">&lt;invoice.total_amount&gt;</text:placeholder></text:p>
          </table:table-cell>
        </table:table-row>
        <table:table-row>
          <table:table-cell table:style-name="Tabla1.A2" office:value-type="string">
            <text:p text:style-name="P3"><text:placeholder text:placeholder-type="text">&lt;/for&gt;</text:placeholder>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K2" office:value-type="string">
            <text:p text:style-name="P11"/>
          </table:table-cell>
        </table:table-row>
      </table:table>
      <text:p text:style-name="P6"><text:placeholder text:placeholder-type="text">&lt;/if&gt;</text:placeholder></text:p>
      <text:p text:style-name="P6"><text:placeholder text:placeholder-type="text">&lt;if test="show_products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C"/>
        <table:table-column table:style-name="Tabla2.A"/>
        <table:table-column table:style-name="Tabla2.H"/>
        <table:table-column table:style-name="Tabla2.I"/>
        <table:table-column table:style-name="Tabla2.J"/>
        <table:table-column table:style-name="Tabla2.K"/>
        <table:table-row>
          <table:table-cell table:style-name="Tabla2.A1" office:value-type="string">
            <text:p text:style-name="P2">Fecha</text:p>
          </table:table-cell>
          <table:table-cell table:style-name="Tabla2.A1" office:value-type="string">
            <text:p text:style-name="P8">Tipo de comprobate</text:p>
          </table:table-cell>
          <table:table-cell table:style-name="Tabla2.A1" office:value-type="string">
            <text:p text:style-name="P8">Número de comprobate</text:p>
          </table:table-cell>
          <table:table-cell table:style-name="Tabla2.A1" office:value-type="string">
            <text:p text:style-name="P8">Identificador</text:p>
          </table:table-cell>
          <table:table-cell table:style-name="Tabla2.A1" office:value-type="string">
            <text:p text:style-name="P8">Tercero</text:p>
          </table:table-cell>
          <table:table-cell table:style-name="Tabla2.A1" office:value-type="string">
            <text:p text:style-name="P8">Moneda</text:p>
          </table:table-cell>
          <table:table-cell table:style-name="Tabla2.A1" office:value-type="string">
            <text:p text:style-name="P8">Tipo de cambio</text:p>
          </table:table-cell>
          <table:table-cell table:style-name="Tabla2.A1" office:value-type="string">
            <text:p text:style-name="P8">Base imponible</text:p>
          </table:table-cell>
          <table:table-cell table:style-name="Tabla2.A1" office:value-type="string">
            <text:p text:style-name="P8">Inafecto</text:p>
          </table:table-cell>
          <table:table-cell table:style-name="Tabla2.A1" office:value-type="string">
            <text:p text:style-name="P8">IGV</text:p>
          </table:table-cell>
          <table:table-cell table:style-name="Tabla2.K1" office:value-type="string">
            <text:p text:style-name="P8">Total</text:p>
          </table:table-cell>
        </table:table-row>
        <table:table-row>
          <table:table-cell table:style-name="Tabla2.A2" office:value-type="string">
            <text:p text:style-name="P5"><text:placeholder text:placeholder-type="text">&lt;for each="invoice in invoices"&gt;</text:placeholder>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K2" office:value-type="string">
            <text:p text:style-name="P12"/>
          </table:table-cell>
        </table:table-row>
        <table:table-row table:style-name="Tabla2.3">
          <table:table-cell table:style-name="Tabla2.A3" office:value-type="string">
            <text:p text:style-name="P5"><text:placeholder text:placeholder-type="text">&lt;invoice.invoice_date&gt;</text:placeholder></text:p>
          </table:table-cell>
          <table:table-cell table:style-name="Tabla2.A3" office:value-type="string">
            <text:p text:style-name="P5"><text:placeholder text:placeholder-type="text">&lt;invoice.sunat_document_type&gt;</text:placeholder></text:p>
          </table:table-cell>
          <table:table-cell table:style-name="Tabla2.A3" office:value-type="string">
            <text:p text:style-name="P5"><text:placeholder text:placeholder-type="text">&lt;invoice.number&gt;</text:placeholder></text:p>
          </table:table-cell>
          <table:table-cell table:style-name="Tabla2.A3" office:value-type="string">
            <text:p text:style-name="P5"><text:placeholder text:placeholder-type="text">&lt;invoice.party.document_number&gt;</text:placeholder></text:p>
          </table:table-cell>
          <table:table-cell table:style-name="Tabla2.A3" office:value-type="string">
            <text:p text:style-name="P5"><text:placeholder text:placeholder-type="text">&lt;invoice.party.name&gt;</text:placeholder></text:p>
          </table:table-cell>
          <table:table-cell table:style-name="Tabla2.A3" office:value-type="string">
            <text:p text:style-name="P5"><text:placeholder text:placeholder-type="text">&lt;invoice.currency.symbol&gt;</text:placeholder></text:p>
          </table:table-cell>
          <table:table-cell table:style-name="Tabla2.A3" office:value-type="string">
            <text:p text:style-name="P5"><text:placeholder text:placeholder-type="text">&lt;invoice.currency.rate&gt;</text:placeholder></text:p>
          </table:table-cell>
          <table:table-cell table:style-name="Tabla2.A3" office:value-type="string">
            <text:p text:style-name="P5"><text:placeholder text:placeholder-type="text">&lt;invoice.untaxed_amount&gt;</text:placeholder></text:p>
          </table:table-cell>
          <table:table-cell table:style-name="Tabla2.A3" office:value-type="string">
            <text:p text:style-name="P10">0.00</text:p>
          </table:table-cell>
          <table:table-cell table:style-name="Tabla2.A3" office:value-type="string">
            <text:p text:style-name="P5"><text:placeholder text:placeholder-type="text">&lt;invoice.tax_amount&gt;</text:placeholder></text:p>
          </table:table-cell>
          <table:table-cell table:style-name="Tabla2.K3" office:value-type="string">
            <text:p text:style-name="P5"><text:placeholder text:placeholder-type="text">&lt;invoice.total_amount&gt;</text:placeholder></text:p>
          </table:table-cell>
        </table:table-row>
        <table:table-row table:style-name="Tabla2.3">
          <table:table-cell table:style-name="Tabla2.A3" office:value-type="string">
            <text:p text:style-name="P5"/>
          </table:table-cell>
          <table:table-cell table:style-name="Tabla2.A3" office:value-type="string">
            <text:p text:style-name="P15">Cantidad</text:p>
          </table:table-cell>
          <table:table-cell table:style-name="Tabla2.A3" office:value-type="string">
            <text:p text:style-name="P15">Unidad</text:p>
          </table:table-cell>
          <table:table-cell table:style-name="Tabla2.A3" office:value-type="string">
            <text:p text:style-name="P15">Producto</text:p>
          </table:table-cell>
          <table:table-cell table:style-name="Tabla2.A3" office:value-type="string">
            <text:p text:style-name="P15">Precio Unitario</text:p>
          </table:table-cell>
          <table:table-cell table:style-name="Tabla2.A3" office:value-type="string">
            <text:p text:style-name="P5"><text:s/><text:span text:style-name="T1">Monto</text:span></text:p>
          </table:table-cell>
          <table:table-cell table:style-name="Tabla2.A3" office:value-type="string">
            <text:p text:style-name="P5"/>
          </table:table-cell>
          <table:table-cell table:style-name="Tabla2.A3" office:value-type="string">
            <text:p text:style-name="P5"/>
          </table:table-cell>
          <table:table-cell table:style-name="Tabla2.A3" office:value-type="string">
            <text:p text:style-name="P10"/>
          </table:table-cell>
          <table:table-cell table:style-name="Tabla2.A3" office:value-type="string">
            <text:p text:style-name="P5"/>
          </table:table-cell>
          <table:table-cell table:style-name="Tabla2.K3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><text:placeholder text:placeholder-type="text">&lt;for each="line in invoice.lines"&gt;</text:placeholder>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5"/>
          </table:table-cell>
          <table:table-cell table:style-name="Tabla2.K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><text:placeholder text:placeholder-type="text">&lt;line.quantity&gt;</text:placeholder></text:p>
          </table:table-cell>
          <table:table-cell table:style-name="Tabla2.A2" office:value-type="string">
            <text:p text:style-name="P5"><text:placeholder text:placeholder-type="text">&lt;line.unit.name&gt;</text:placeholder></text:p>
          </table:table-cell>
          <table:table-cell table:style-name="Tabla2.A2" office:value-type="string">
            <text:p text:style-name="P5"><text:placeholder text:placeholder-type="text">&lt;line.product.name&gt;</text:placeholder></text:p>
          </table:table-cell>
          <table:table-cell table:style-name="Tabla2.A2" office:value-type="string">
            <text:p text:style-name="P5"><text:placeholder text:placeholder-type="text">&lt;line.unit_price&gt;</text:placeholder></text:p>
          </table:table-cell>
          <table:table-cell table:style-name="Tabla2.A2" office:value-type="string">
            <text:p text:style-name="P5"><text:placeholder text:placeholder-type="text">&lt;line.amount&gt;</text:placeholder>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5"/>
          </table:table-cell>
          <table:table-cell table:style-name="Tabla2.K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><text:placeholder text:placeholder-type="text">&lt;/for&gt;</text:placeholder>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5"/>
          </table:table-cell>
          <table:table-cell table:style-name="Tabla2.K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><text:placeholder text:placeholder-type="text">&lt;/for&gt;</text:placeholder>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K2" office:value-type="string">
            <text:p text:style-name="P12"/>
          </table:table-cell>
        </table:table-row>
      </table:table>
      <text:p text:style-name="P5"><text:soft-page-break/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ítulo_20_1" style:display-name="título 1" style:family="paragraph" style:parent-style-name="Standard" style:next-style-name="Standard" style:default-outline-level="1" style:list-style-name="">
      <style:paragraph-properties fo:line-height="110%" fo:text-align="end" style:justify-single-word="false"/>
      <style:text-properties fo:color="#7f7f7f" style:font-name="Calibri" fo:font-family="Calibri" style:font-family-generic="roman" style:font-pitch="variable" fo:font-size="20pt" fo:letter-spacing="0.0028in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2" style:display-name="título 2" style:family="paragraph" style:parent-style-name="Standard" style:next-style-name="Standard" style:default-outline-level="2" style:list-style-name="">
      <style:paragraph-properties fo:margin-top="0.0972in" fo:margin-bottom="0in" loext:contextual-spacing="false" fo:line-height="110%"/>
      <style:text-properties style:font-name="Calibri" fo:font-family="Calibri" style:font-family-generic="roman" style:font-pitch="variable" fo:letter-spacing="0.0028in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3" style:display-name="título 3" style:family="paragraph" style:parent-style-name="Standard" style:next-style-name="Standard" style:default-outline-level="3" style:list-style-name="">
      <style:paragraph-properties fo:line-height="110%"/>
      <style:text-properties fo:text-transform="uppercase" fo:font-size="9pt" fo:letter-spacing="0.0028in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Encabezado_20_de_20_columna_20_centrado" style:display-name="Encabezado de columna centrado" style:family="paragraph" style:parent-style-name="Standard" style:default-outline-level="">
      <style:paragraph-properties fo:line-height="110%" fo:text-align="center" style:justify-single-word="false"/>
      <style:text-properties fo:text-transform="uppercase" fo:font-size="8pt" fo:letter-spacing="0.0028in" fo:font-weight="bold" style:font-name-asian="Times New Roman" style:font-family-asian="'Times New Roman'" style:font-family-generic-asian="system" style:font-pitch-asian="variable" style:font-size-asian="8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Alinear_20_a_20_la_20_derecha" style:display-name="Alinear a la derecha" style:family="paragraph" style:parent-style-name="Standard" style:default-outline-level="">
      <style:paragraph-properties fo:line-height="110%" fo:text-align="end" style:justify-single-word="false"/>
      <style:text-properties fo:text-transform="uppercase" fo:font-size="8pt" fo:letter-spacing="0.0028in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Comentarios" style:family="paragraph" style:parent-style-name="título_20_3" style:default-outline-level=""/>
    <style:style style:name="Lema" style:family="paragraph" style:parent-style-name="título_20_3" style:default-outline-level="">
      <style:paragraph-properties fo:margin-top="0in" fo:margin-bottom="0.1665in" loext:contextual-spacing="false"/>
      <style:text-properties fo:font-variant="normal" fo:text-transform="none" fo:font-style="italic" fo:font-weight="normal" style:font-style-asian="italic" style:font-weight-asian="normal"/>
    </style:style>
    <style:style style:name="Información_20_de_20_contacto" style:display-name="Información de contacto" style:family="paragraph" style:parent-style-name="Standard" style:default-outline-level="">
      <style:text-properties fo:font-size="9pt" style:font-size-asian="9pt"/>
    </style:style>
    <style:style style:name="Importe" style:family="paragraph" style:parent-style-name="Standard" style:default-outline-level="">
      <style:paragraph-properties fo:line-height="110%" fo:text-align="end" style:justify-single-word="false"/>
      <style:text-properties fo:font-size="9pt" fo:letter-spacing="0.0028in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Texto_20_de_20_tabla" style:display-name="Texto de tabla" style:family="paragraph" style:parent-style-name="Standard" style:default-outline-level="">
      <style:paragraph-properties fo:line-height="110%"/>
      <style:text-properties fo:font-size="9pt" fo:letter-spacing="0.0028in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Nombre_20_de_20_la_20_compañía" style:display-name="Nombre de la compañía" style:family="paragraph" style:parent-style-name="título_20_2" style:default-outline-level=""/>
    <style:style style:name="Encabezado_20_de_20_columna" style:display-name="Encabezado de columna" style:family="paragraph" style:parent-style-name="título_20_3" style:default-outline-level=""/>
    <style:style style:name="Globo_20_de_20_texto" style:display-name="Globo de texto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entarios_20__28_sin_20_negrita_29_" style:display-name="Comentarios (sin negrita)" style:family="paragraph" style:parent-style-name="Comentarios" style:default-outline-level="">
      <style:text-properties fo:font-weight="normal" style:font-weight-asian="normal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2_20_-_20_large_20_fonts" style:display-name="Table 2 - large fonts" style:family="paragraph" style:parent-style-name="Standard" style:default-outline-level="">
      <style:text-properties fo:font-size="13pt" style:font-size-asian="13pt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arácter_20_1_20_de_20_encabezado" style:display-name="Carácter 1 de encabezado" style:family="text" style:parent-style-name="Default_20_Paragraph_20_Font">
      <style:text-properties fo:color="#7f7f7f" style:font-name="Calibri" fo:font-family="Calibri" style:font-family-generic="roman" style:font-pitch="variable" fo:font-size="20pt" fo:letter-spacing="0.0028in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2_20_de_20_encabezado" style:display-name="Carácter 2 de encabezado" style:family="text" style:parent-style-name="Default_20_Paragraph_20_Font">
      <style:text-properties style:font-name="Calibri" fo:font-family="Calibri" style:font-family-generic="roman" style:font-pitch="variable" fo:font-size="12pt" fo:letter-spacing="0.0028in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3_20_de_20_encabezado" style:display-name="Carácter 3 de encabezado" style:family="text" style:parent-style-name="Default_20_Paragraph_20_Font">
      <style:text-properties fo:text-transform="uppercase" fo:font-size="9pt" fo:letter-spacing="0.0028in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Carácter_20_de_20_globo_20_de_20_texto" style:display-name="Carácter de globo de texto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del_20_marcador_20_de_20_posición1" style:display-name="Texto del marcador de posición1" style:family="text" style:parent-style-name="Default_20_Paragraph_20_Font">
      <style:text-properties fo:color="#808080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in" fo:margin-bottom="0.5098in" fo:margin-left="0.5in" fo:margin-right="0.5in" fo:border="none" fo:padding="0.0201in" fo:background-color="transparent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invoice</dc:title>
    <meta:editing-cycles>599</meta:editing-cycles>
    <meta:print-date>2006-08-01T17:47:00</meta:print-date>
    <meta:creation-date>2018-11-19T09:01:14.448952769</meta:creation-date>
    <dc:date>2019-03-28T17:11:30.065458385</dc:date>
    <meta:editing-duration>PT12H19M45S</meta:editing-duration>
    <meta:generator>LibreOffice/6.1.5.2$Linux_X86_64 LibreOffice_project/10$Build-2</meta:generator>
    <meta:document-statistic meta:table-count="2" meta:image-count="0" meta:object-count="0" meta:page-count="2" meta:paragraph-count="65" meta:word-count="92" meta:character-count="1025" meta:non-whitespace-character-count="997"/>
    <meta:user-defined meta:name="APTrustLevel" meta:value-type="float">1</meta:user-defined>
    <meta:user-defined meta:name="AppVersion">12.0000</meta:user-defined>
    <meta:user-defined meta:name="Applications">83;#Word 12;#67;#Template 12;#436;#Word 14</meta:user-defined>
    <meta:user-defined meta:name="ContentTypeId">0x010100DE95A0C693CEB341887D38A4A2B58B45040072C752107C5A7B47AA91A1EE638E6F1F</meta:user-defined>
    <meta:user-defined meta:name="DocSecurity" meta:value-type="float">0</meta:user-defined>
    <meta:user-defined meta:name="HyperlinksChanged" meta:value-type="boolean">false</meta:user-defined>
    <meta:user-defined meta:name="ImageGenCounter" meta:value-type="float">0</meta:user-defined>
    <meta:user-defined meta:name="ImageGenStatus" meta:value-type="float">0</meta:user-defined>
    <meta:user-defined meta:name="LinksUpToDate" meta:value-type="boolean">false</meta:user-defined>
    <meta:user-defined meta:name="Order" meta:value-type="float">6542000</meta:user-defined>
    <meta:user-defined meta:name="PolicheckCounter" meta:value-type="float">0</meta:user-defined>
    <meta:user-defined meta:name="PolicheckStatus" meta:value-type="float">0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nvoice1_TP10072676.dotx" xlink:href=""/>
  </office:meta>
</office:document-meta>
</file>